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01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6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PageStyle_5f_Дюймовый_20_крепеж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" style:family="table-cell" style:parent-style-name="_30__2c_0_d__a_NA_d__a_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_30__2c_0_d__a_NA_d__a_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_30__2c_0_d__a_NA_d__a_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1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_30__2c_0_d__a_NA_d__a_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_30__2c_0_d__a_NA_d__a_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_30__2c_0_d__a_NA_d__a_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8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9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_30__2c_0_d__a_NA_d__a_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2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23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4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_30__2c_0_d__a_NA_d__a_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Дюймовый крепеж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6"/>
        <table:table-column table:style-name="co4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8"/>
          <table:covered-table-cell table:style-name="ce21"/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г. Санкт-Петербург, <text:s/>тел.: (812) 716-56-25 (812) 931-79-32 факс: (812) 225-56-25 </text:p>
          </table:table-cell>
          <table:covered-table-cell table:number-columns-repeated="3" table:style-name="ce9"/>
          <table:covered-table-cell table:style-name="ce22"/>
          <table:table-cell table:number-columns-repeated="251"/>
        </table:table-row>
        <table:table-row table:style-name="ro3">
          <table:table-cell table:style-name="ce3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0"/>
          <table:covered-table-cell table:style-name="ce23"/>
          <table:table-cell table:number-columns-repeated="251"/>
        </table:table-row>
        <table:table-row table:style-name="ro3">
          <table:table-cell table:style-name="ce4"/>
          <table:table-cell table:style-name="ce11" table:number-columns-repeated="2"/>
          <table:table-cell table:style-name="ce17" table:number-columns-repeated="2"/>
          <table:table-cell table:number-columns-repeated="251"/>
        </table:table-row>
        <table:table-row table:style-name="ro3">
          <table:table-cell table:style-name="ce5" office:value-type="string" table:number-columns-spanned="1" table:number-rows-spanned="2">
            <text:p>Наименование</text:p>
          </table:table-cell>
          <table:table-cell table:style-name="ce5" office:value-type="string" table:number-columns-spanned="1" table:number-rows-spanned="2">
            <text:p>Размер</text:p>
          </table:table-cell>
          <table:table-cell table:style-name="ce5" office:value-type="string" table:number-columns-spanned="1" table:number-rows-spanned="2">
            <text:p>Упаковка шт.</text:p>
          </table:table-cell>
          <table:table-cell table:style-name="ce5" office:value-type="string" table:number-columns-spanned="2" table:number-rows-spanned="1">
            <text:p>Цена с НДС (руб.)</text:p>
          </table:table-cell>
          <table:covered-table-cell table:style-name="ce5"/>
          <table:table-cell table:number-columns-repeated="251"/>
        </table:table-row>
        <table:table-row table:style-name="ro3">
          <table:covered-table-cell table:number-columns-repeated="3" table:style-name="ce5"/>
          <table:table-cell table:style-name="ce18" office:value-type="string">
            <text:p>за шт.</text:p>
          </table:table-cell>
          <table:table-cell table:style-name="ce24" office:value-type="string">
            <text:p>за упаковку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1/2 (13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95">
            <text:p>4,95</text:p>
          </table:table-cell>
          <table:table-cell table:style-name="ce25" table:formula="oooc:=[.D7]*[.C7]" office:value-type="float" office:value="495">
            <text:p>495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5/8 (16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12">
            <text:p>5,12</text:p>
          </table:table-cell>
          <table:table-cell table:style-name="ce25" table:formula="oooc:=[.D8]*[.C8]" office:value-type="float" office:value="512">
            <text:p>512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3/4 (19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92">
            <text:p>5,92</text:p>
          </table:table-cell>
          <table:table-cell table:style-name="ce25" table:formula="oooc:=[.D9]*[.C9]" office:value-type="float" office:value="592">
            <text:p>592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7/8 (2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6.17">
            <text:p>6,17</text:p>
          </table:table-cell>
          <table:table-cell table:style-name="ce25" table:formula="oooc:=[.D10]*[.C10]" office:value-type="float" office:value="617">
            <text:p>617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1 <text:s/>(2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32">
            <text:p>5,32</text:p>
          </table:table-cell>
          <table:table-cell table:style-name="ce25" table:formula="oooc:=[.D11]*[.C11]" office:value-type="float" office:value="532">
            <text:p>532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1 1/4 (3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55">
            <text:p>5,55</text:p>
          </table:table-cell>
          <table:table-cell table:style-name="ce25" table:formula="oooc:=[.D12]*[.C12]" office:value-type="float" office:value="555">
            <text:p>555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1 1/2 (38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95">
            <text:p>5,95</text:p>
          </table:table-cell>
          <table:table-cell table:style-name="ce25" table:formula="oooc:=[.D13]*[.C13]" office:value-type="float" office:value="595">
            <text:p>595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1 3/4 (4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7.92">
            <text:p>7,92</text:p>
          </table:table-cell>
          <table:table-cell table:style-name="ce25" table:formula="oooc:=[.D14]*[.C14]" office:value-type="float" office:value="792">
            <text:p>792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4 x 2 (51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2.34">
            <text:p>12,34</text:p>
          </table:table-cell>
          <table:table-cell table:style-name="ce25" table:formula="oooc:=[.D15]*[.C15]" office:value-type="float" office:value="1234">
            <text:p>1234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5/8 (16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9.17">
            <text:p>9,17</text:p>
          </table:table-cell>
          <table:table-cell table:style-name="ce25" table:formula="oooc:=[.D16]*[.C16]" office:value-type="float" office:value="917">
            <text:p>917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3/4 (19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9.45">
            <text:p>9,45</text:p>
          </table:table-cell>
          <table:table-cell table:style-name="ce25" table:formula="oooc:=[.D17]*[.C17]" office:value-type="float" office:value="945">
            <text:p>945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7/8 (2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31.53">
            <text:p>31,53</text:p>
          </table:table-cell>
          <table:table-cell table:style-name="ce25" table:formula="oooc:=[.D18]*[.C18]" office:value-type="float" office:value="3153">
            <text:p>3153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1 <text:s/>(2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0.23">
            <text:p>10,23</text:p>
          </table:table-cell>
          <table:table-cell table:style-name="ce25" table:formula="oooc:=[.D19]*[.C19]" office:value-type="float" office:value="1023">
            <text:p>1023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1 1/4 (3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8.08">
            <text:p>8,08</text:p>
          </table:table-cell>
          <table:table-cell table:style-name="ce25" table:formula="oooc:=[.D20]*[.C20]" office:value-type="float" office:value="808">
            <text:p>808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1 1/2 (38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1.39">
            <text:p>11,39</text:p>
          </table:table-cell>
          <table:table-cell table:style-name="ce25" table:formula="oooc:=[.D21]*[.C21]" office:value-type="float" office:value="1139">
            <text:p>1139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1 3/4 (4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2.5">
            <text:p>12,50</text:p>
          </table:table-cell>
          <table:table-cell table:style-name="ce25" table:formula="oooc:=[.D22]*[.C22]" office:value-type="float" office:value="1250">
            <text:p>1250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16 x 2 (51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2.89">
            <text:p>12,89</text:p>
          </table:table-cell>
          <table:table-cell table:style-name="ce25" table:formula="oooc:=[.D23]*[.C23]" office:value-type="float" office:value="1289">
            <text:p>1289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3/4 (19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1.64">
            <text:p>11,64</text:p>
          </table:table-cell>
          <table:table-cell table:style-name="ce25" table:formula="oooc:=[.D24]*[.C24]" office:value-type="float" office:value="1164">
            <text:p>1164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7/8 (2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8.38">
            <text:p>18,38</text:p>
          </table:table-cell>
          <table:table-cell table:style-name="ce25" table:formula="oooc:=[.D25]*[.C25]" office:value-type="float" office:value="1838">
            <text:p>1838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1 <text:s/>(2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0.62">
            <text:p>10,62</text:p>
          </table:table-cell>
          <table:table-cell table:style-name="ce25" table:formula="oooc:=[.D26]*[.C26]" office:value-type="float" office:value="1062">
            <text:p>1062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1 1/4 (3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8.64">
            <text:p>8,64</text:p>
          </table:table-cell>
          <table:table-cell table:style-name="ce25" table:formula="oooc:=[.D27]*[.C27]" office:value-type="float" office:value="864">
            <text:p>864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1 1/2 (38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9.98">
            <text:p>9,98</text:p>
          </table:table-cell>
          <table:table-cell table:style-name="ce25" table:formula="oooc:=[.D28]*[.C28]" office:value-type="float" office:value="998">
            <text:p>998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1 3/4 (4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6.57">
            <text:p>16,57</text:p>
          </table:table-cell>
          <table:table-cell table:style-name="ce25" table:formula="oooc:=[.D29]*[.C29]" office:value-type="float" office:value="1657">
            <text:p>1657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2 (51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2.28">
            <text:p>12,28</text:p>
          </table:table-cell>
          <table:table-cell table:style-name="ce25" table:formula="oooc:=[.D30]*[.C30]" office:value-type="float" office:value="1228">
            <text:p>1228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2 1/4 (57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9.57">
            <text:p>19,57</text:p>
          </table:table-cell>
          <table:table-cell table:style-name="ce25" table:formula="oooc:=[.D31]*[.C31]" office:value-type="float" office:value="1957">
            <text:p>1957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3/8 x 2 1/2 (64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9.2">
            <text:p>29,20</text:p>
          </table:table-cell>
          <table:table-cell table:style-name="ce25" table:formula="oooc:=[.D32]*[.C32]" office:value-type="float" office:value="2920">
            <text:p>2920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1 <text:s/>(25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0.67">
            <text:p>20,67</text:p>
          </table:table-cell>
          <table:table-cell table:style-name="ce25" table:formula="oooc:=[.D33]*[.C33]" office:value-type="float" office:value="1033.5">
            <text:p>1033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1 1/4 (32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2.64">
            <text:p>22,64</text:p>
          </table:table-cell>
          <table:table-cell table:style-name="ce25" table:formula="oooc:=[.D34]*[.C34]" office:value-type="float" office:value="1132">
            <text:p>1132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1 1/2 (38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9.73">
            <text:p>19,73</text:p>
          </table:table-cell>
          <table:table-cell table:style-name="ce25" table:formula="oooc:=[.D35]*[.C35]" office:value-type="float" office:value="986.5">
            <text:p>986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1 3/4 (45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6.83">
            <text:p>26,83</text:p>
          </table:table-cell>
          <table:table-cell table:style-name="ce25" table:formula="oooc:=[.D36]*[.C36]" office:value-type="float" office:value="1341.5">
            <text:p>1341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2 (51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60.1">
            <text:p>60,10</text:p>
          </table:table-cell>
          <table:table-cell table:style-name="ce25" table:formula="oooc:=[.D37]*[.C37]" office:value-type="float" office:value="3005">
            <text:p>3005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2 1/4 (57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29.59">
            <text:p>129,59</text:p>
          </table:table-cell>
          <table:table-cell table:style-name="ce25" table:formula="oooc:=[.D38]*[.C38]" office:value-type="float" office:value="6479.5">
            <text:p>6479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1/2 x 2 1/2 (64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43.95">
            <text:p>143,95</text:p>
          </table:table-cell>
          <table:table-cell table:style-name="ce25" table:formula="oooc:=[.D39]*[.C39]" office:value-type="float" office:value="7197.5">
            <text:p>7197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1 <text:s/>(25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6.59">
            <text:p>46,59</text:p>
          </table:table-cell>
          <table:table-cell table:style-name="ce25" table:formula="oooc:=[.D40]*[.C40]" office:value-type="float" office:value="1164.75">
            <text:p>1164,75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1 1/4 (32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56.94">
            <text:p>56,94</text:p>
          </table:table-cell>
          <table:table-cell table:style-name="ce25" table:formula="oooc:=[.D41]*[.C41]" office:value-type="float" office:value="1423.5">
            <text:p>1423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1 1/2 (38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1.34">
            <text:p>41,34</text:p>
          </table:table-cell>
          <table:table-cell table:style-name="ce25" table:formula="oooc:=[.D42]*[.C42]" office:value-type="float" office:value="1033.5">
            <text:p>1033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1 3/4 (45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08">
            <text:p>108,00</text:p>
          </table:table-cell>
          <table:table-cell table:style-name="ce25" table:formula="oooc:=[.D43]*[.C43]" office:value-type="float" office:value="2700">
            <text:p>2700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2 (51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12.64">
            <text:p>112,64</text:p>
          </table:table-cell>
          <table:table-cell table:style-name="ce25" table:formula="oooc:=[.D44]*[.C44]" office:value-type="float" office:value="2816">
            <text:p>2816,0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2 1/4 (57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15.37">
            <text:p>115,37</text:p>
          </table:table-cell>
          <table:table-cell table:style-name="ce25" table:formula="oooc:=[.D45]*[.C45]" office:value-type="float" office:value="2884.25">
            <text:p>2884,25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2 1/2 (64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20.5">
            <text:p>120,50</text:p>
          </table:table-cell>
          <table:table-cell table:style-name="ce25" table:formula="oooc:=[.D46]*[.C46]" office:value-type="float" office:value="3012.5">
            <text:p>3012,50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2 3/4 (70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25.07">
            <text:p>125,07</text:p>
          </table:table-cell>
          <table:table-cell table:style-name="ce25" table:formula="oooc:=[.D47]*[.C47]" office:value-type="float" office:value="3126.75">
            <text:p>3126,75</text:p>
          </table:table-cell>
          <table:table-cell table:style-name="ce27" table:number-columns-repeated="251"/>
        </table:table-row>
        <table:table-row table:style-name="ro3">
          <table:table-cell table:style-name="ce6" office:value-type="string">
            <text:p>Винт с вн шестигр. DIN 912 кл. пр. 12.9 <text:s/>UNC</text:p>
          </table:table-cell>
          <table:table-cell table:style-name="ce12" office:value-type="string">
            <text:p>5/8 x 3 (76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29.64">
            <text:p>129,64</text:p>
          </table:table-cell>
          <table:table-cell table:style-name="ce25" table:formula="oooc:=[.D48]*[.C48]" office:value-type="float" office:value="3241">
            <text:p>3241,00</text:p>
          </table:table-cell>
          <table:table-cell table:style-name="ce27" table:number-columns-repeated="251"/>
        </table:table-row>
        <table:table-row table:style-name="ro3">
          <table:table-cell table:style-name="ce7"/>
          <table:table-cell table:style-name="ce12"/>
          <table:table-cell table:style-name="ce15"/>
          <table:table-cell table:style-name="ce19"/>
          <table:table-cell table:style-name="ce25"/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1 <text:s/>(2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.76">
            <text:p>2,76</text:p>
          </table:table-cell>
          <table:table-cell table:style-name="ce25" table:formula="oooc:=[.D50]*100" office:value-type="float" office:value="276">
            <text:p>276,0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1 1/4 (3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3.32">
            <text:p>3,32</text:p>
          </table:table-cell>
          <table:table-cell table:style-name="ce25" table:formula="oooc:=[.D51]*100" office:value-type="float" office:value="332">
            <text:p>332,0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1 1/2 (38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12">
            <text:p>4,12</text:p>
          </table:table-cell>
          <table:table-cell table:style-name="ce25" table:formula="oooc:=[.D52]*100" office:value-type="float" office:value="412">
            <text:p>412,0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1 3/4 (4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43">
            <text:p>4,43</text:p>
          </table:table-cell>
          <table:table-cell table:style-name="ce26" table:formula="oooc:=[.D53]*[.C53]" office:value-type="float" office:value="443">
            <text:p>443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2 (51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83">
            <text:p>5,83</text:p>
          </table:table-cell>
          <table:table-cell table:style-name="ce26" table:formula="oooc:=[.D54]*[.C54]" office:value-type="float" office:value="583">
            <text:p>583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2 1/4 (57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6.8">
            <text:p>26,80</text:p>
          </table:table-cell>
          <table:table-cell table:style-name="ce26" table:formula="oooc:=[.D55]*[.C55]" office:value-type="float" office:value="2680">
            <text:p>2680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4 x 2 1/2 (64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8.14">
            <text:p>8,14</text:p>
          </table:table-cell>
          <table:table-cell table:style-name="ce26" table:formula="oooc:=[.D56]*[.C56]" office:value-type="float" office:value="814">
            <text:p>814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16 x 1 1/4 (3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22">
            <text:p>5,22</text:p>
          </table:table-cell>
          <table:table-cell table:style-name="ce26" table:formula="oooc:=[.D57]*[.C57]" office:value-type="float" office:value="522">
            <text:p>522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16 x 1 1/2 (38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95">
            <text:p>5,95</text:p>
          </table:table-cell>
          <table:table-cell table:style-name="ce26" table:formula="oooc:=[.D58]*[.C58]" office:value-type="float" office:value="595">
            <text:p>59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16 x 1 3/4 (4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6.95">
            <text:p>6,95</text:p>
          </table:table-cell>
          <table:table-cell table:style-name="ce26" table:formula="oooc:=[.D59]*[.C59]" office:value-type="float" office:value="695">
            <text:p>69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16 x 2 (51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7.44">
            <text:p>7,44</text:p>
          </table:table-cell>
          <table:table-cell table:style-name="ce26" table:formula="oooc:=[.D60]*[.C60]" office:value-type="float" office:value="744">
            <text:p>744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16 x 2 1/4 (57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8.67">
            <text:p>8,67</text:p>
          </table:table-cell>
          <table:table-cell table:style-name="ce26" table:formula="oooc:=[.D61]*[.C61]" office:value-type="float" office:value="867">
            <text:p>86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16 x 2 1/2 (64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0.19">
            <text:p>10,19</text:p>
          </table:table-cell>
          <table:table-cell table:style-name="ce26" table:formula="oooc:=[.D62]*[.C62]" office:value-type="float" office:value="1019">
            <text:p>1019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8 x 1 1/2 (38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8.9">
            <text:p>8,90</text:p>
          </table:table-cell>
          <table:table-cell table:style-name="ce26" table:formula="oooc:=[.D63]*[.C63]" office:value-type="float" office:value="890">
            <text:p>890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8 x 1 3/4 (4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9.25">
            <text:p>9,25</text:p>
          </table:table-cell>
          <table:table-cell table:style-name="ce26" table:formula="oooc:=[.D64]*[.C64]" office:value-type="float" office:value="925">
            <text:p>92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8 x 2 (51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1.78">
            <text:p>11,78</text:p>
          </table:table-cell>
          <table:table-cell table:style-name="ce26" table:formula="oooc:=[.D65]*[.C65]" office:value-type="float" office:value="1178">
            <text:p>1178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8 x 2 1/4 (57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2.38">
            <text:p>12,38</text:p>
          </table:table-cell>
          <table:table-cell table:style-name="ce26" table:formula="oooc:=[.D66]*[.C66]" office:value-type="float" office:value="1238">
            <text:p>1238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8 x 2 1/2 (64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3.72">
            <text:p>13,72</text:p>
          </table:table-cell>
          <table:table-cell table:style-name="ce26" table:formula="oooc:=[.D67]*[.C67]" office:value-type="float" office:value="1372">
            <text:p>1372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8 x 3 (76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17.16">
            <text:p>17,16</text:p>
          </table:table-cell>
          <table:table-cell table:style-name="ce26" table:formula="oooc:=[.D68]*[.C68]" office:value-type="float" office:value="1716">
            <text:p>1716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1 3/4 (45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4.39">
            <text:p>14,39</text:p>
          </table:table-cell>
          <table:table-cell table:style-name="ce25" table:formula="oooc:=[.D69]*[.C69]" office:value-type="float" office:value="719.5">
            <text:p>719,5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2 (51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7.24">
            <text:p>17,24</text:p>
          </table:table-cell>
          <table:table-cell table:style-name="ce25" table:formula="oooc:=[.D70]*[.C70]" office:value-type="float" office:value="862">
            <text:p>862,0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2 1/4 (57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7.63">
            <text:p>17,63</text:p>
          </table:table-cell>
          <table:table-cell table:style-name="ce25" table:formula="oooc:=[.D71]*[.C71]" office:value-type="float" office:value="881.5">
            <text:p>881,5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2 1/2 (64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4.42">
            <text:p>24,42</text:p>
          </table:table-cell>
          <table:table-cell table:style-name="ce25" table:formula="oooc:=[.D72]*[.C72]" office:value-type="float" office:value="1221">
            <text:p>1221,0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2 3/4 (70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2.33">
            <text:p>22,33</text:p>
          </table:table-cell>
          <table:table-cell table:style-name="ce25" table:formula="oooc:=[.D73]*[.C73]" office:value-type="float" office:value="1116.5">
            <text:p>1116,5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3 (76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3.54">
            <text:p>23,54</text:p>
          </table:table-cell>
          <table:table-cell table:style-name="ce25" table:formula="oooc:=[.D74]*[.C74]" office:value-type="float" office:value="1177">
            <text:p>1177,0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3 1/4 (83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7.19">
            <text:p>27,19</text:p>
          </table:table-cell>
          <table:table-cell table:style-name="ce25" table:formula="oooc:=[.D75]*[.C75]" office:value-type="float" office:value="1359.5">
            <text:p>1359,5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3 1/2 (89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32.39">
            <text:p>32,39</text:p>
          </table:table-cell>
          <table:table-cell table:style-name="ce25" table:formula="oooc:=[.D76]*[.C76]" office:value-type="float" office:value="1619.5">
            <text:p>1619,50</text:p>
          </table:table-cell>
          <table:table-cell table:style-name="ce27" table:number-columns-repeated="251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1/2 x 4 (102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9.54">
            <text:p>29,54</text:p>
          </table:table-cell>
          <table:table-cell table:style-name="ce25" table:formula="oooc:=[.D77]*[.C77]" office:value-type="float" office:value="1477">
            <text:p>147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2 (51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27.92">
            <text:p>27,92</text:p>
          </table:table-cell>
          <table:table-cell table:style-name="ce25" table:formula="oooc:=[.D78]*[.C78]" office:value-type="float" office:value="698">
            <text:p>698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2 1/4 (57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28.03">
            <text:p>28,03</text:p>
          </table:table-cell>
          <table:table-cell table:style-name="ce25" table:formula="oooc:=[.D79]*[.C79]" office:value-type="float" office:value="700.75">
            <text:p>700,7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2 1/2 (64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3.94">
            <text:p>33,94</text:p>
          </table:table-cell>
          <table:table-cell table:style-name="ce25" table:formula="oooc:=[.D80]*[.C80]" office:value-type="float" office:value="848.5">
            <text:p>848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2 3/4 (70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5.59">
            <text:p>35,59</text:p>
          </table:table-cell>
          <table:table-cell table:style-name="ce25" table:formula="oooc:=[.D81]*[.C81]" office:value-type="float" office:value="889.75">
            <text:p>889,7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3 (76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7.56">
            <text:p>37,56</text:p>
          </table:table-cell>
          <table:table-cell table:style-name="ce25" table:formula="oooc:=[.D82]*[.C82]" office:value-type="float" office:value="939">
            <text:p>939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3 1/4 (83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52.63">
            <text:p>52,63</text:p>
          </table:table-cell>
          <table:table-cell table:style-name="ce25" table:formula="oooc:=[.D83]*[.C83]" office:value-type="float" office:value="1315.75">
            <text:p>1315,7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3 1/2 (89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4.3">
            <text:p>44,30</text:p>
          </table:table-cell>
          <table:table-cell table:style-name="ce25" table:formula="oooc:=[.D84]*[.C84]" office:value-type="float" office:value="1107.5">
            <text:p>1107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4 (102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5.54">
            <text:p>45,54</text:p>
          </table:table-cell>
          <table:table-cell table:style-name="ce25" table:formula="oooc:=[.D85]*[.C85]" office:value-type="float" office:value="1138.5">
            <text:p>1138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4 1/2 (114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50.68">
            <text:p>50,68</text:p>
          </table:table-cell>
          <table:table-cell table:style-name="ce25" table:formula="oooc:=[.D86]*[.C86]" office:value-type="float" office:value="1267">
            <text:p>126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5/8 x 5 (127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102.2">
            <text:p>102,20</text:p>
          </table:table-cell>
          <table:table-cell table:style-name="ce25" table:formula="oooc:=[.D87]*[.C87]" office:value-type="float" office:value="2555">
            <text:p>255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2 1/4 (57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4.15">
            <text:p>44,15</text:p>
          </table:table-cell>
          <table:table-cell table:style-name="ce25" table:formula="oooc:=[.D88]*[.C88]" office:value-type="float" office:value="1103.75">
            <text:p>1103,7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2 1/2 (64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7.54">
            <text:p>47,54</text:p>
          </table:table-cell>
          <table:table-cell table:style-name="ce25" table:formula="oooc:=[.D89]*[.C89]" office:value-type="float" office:value="1188.5">
            <text:p>1188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2 3/4 (70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54.57">
            <text:p>54,57</text:p>
          </table:table-cell>
          <table:table-cell table:style-name="ce25" table:formula="oooc:=[.D90]*[.C90]" office:value-type="float" office:value="1364.25">
            <text:p>1364,2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3 (76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61.59">
            <text:p>61,59</text:p>
          </table:table-cell>
          <table:table-cell table:style-name="ce25" table:formula="oooc:=[.D91]*[.C91]" office:value-type="float" office:value="1539.75">
            <text:p>1539,7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3 1/4 (83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61.17">
            <text:p>61,17</text:p>
          </table:table-cell>
          <table:table-cell table:style-name="ce25" table:formula="oooc:=[.D92]*[.C92]" office:value-type="float" office:value="1529.25">
            <text:p>1529,2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3 1/2 (89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64.28">
            <text:p>64,28</text:p>
          </table:table-cell>
          <table:table-cell table:style-name="ce25" table:formula="oooc:=[.D93]*[.C93]" office:value-type="float" office:value="1607">
            <text:p>160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4 (102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79.44">
            <text:p>79,44</text:p>
          </table:table-cell>
          <table:table-cell table:style-name="ce25" table:formula="oooc:=[.D94]*[.C94]" office:value-type="float" office:value="1986">
            <text:p>1986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4 1/2 (114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75.54">
            <text:p>75,54</text:p>
          </table:table-cell>
          <table:table-cell table:style-name="ce25" table:formula="oooc:=[.D95]*[.C95]" office:value-type="float" office:value="1888.5">
            <text:p>1888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5 (127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26.6">
            <text:p>326,60</text:p>
          </table:table-cell>
          <table:table-cell table:style-name="ce25" table:formula="oooc:=[.D96]*[.C96]" office:value-type="float" office:value="8165">
            <text:p>816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5 1/2 (140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73.98">
            <text:p>373,98</text:p>
          </table:table-cell>
          <table:table-cell table:style-name="ce25" table:formula="oooc:=[.D97]*[.C97]" office:value-type="float" office:value="9349.5">
            <text:p>9349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неполной резьбой DIN 931 кл. пр. 8.8 UNC оцинк.</text:p>
          </table:table-cell>
          <table:table-cell table:style-name="ce12" office:value-type="string">
            <text:p>3/4 x 6 (152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416.88">
            <text:p>416,88</text:p>
          </table:table-cell>
          <table:table-cell table:style-name="ce25" table:formula="oooc:=[.D98]*[.C98]" office:value-type="float" office:value="10422">
            <text:p>10422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/>
          <table:table-cell table:style-name="ce12"/>
          <table:table-cell table:style-name="ce15"/>
          <table:table-cell table:style-name="ce19"/>
          <table:table-cell table:style-name="ce25"/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4 x 1/2 (13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3.34">
            <text:p>3,34</text:p>
          </table:table-cell>
          <table:table-cell table:style-name="ce25" table:formula="oooc:=[.D100]*[.C100]" office:value-type="float" office:value="334">
            <text:p>334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4 x 5/8 (16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.37">
            <text:p>2,37</text:p>
          </table:table-cell>
          <table:table-cell table:style-name="ce25" table:formula="oooc:=[.D101]*[.C101]" office:value-type="float" office:value="237">
            <text:p>23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4 x 3/4 (19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.6">
            <text:p>2,60</text:p>
          </table:table-cell>
          <table:table-cell table:style-name="ce25" table:formula="oooc:=[.D102]*[.C102]" office:value-type="float" office:value="260">
            <text:p>260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4 x 7/8 (2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.62">
            <text:p>2,62</text:p>
          </table:table-cell>
          <table:table-cell table:style-name="ce25" table:formula="oooc:=[.D103]*[.C103]" office:value-type="float" office:value="262">
            <text:p>262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16 x 1/2 (13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.75">
            <text:p>2,75</text:p>
          </table:table-cell>
          <table:table-cell table:style-name="ce25" table:formula="oooc:=[.D104]*[.C104]" office:value-type="float" office:value="275">
            <text:p>27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16 x 5/8 (16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3.79">
            <text:p>3,79</text:p>
          </table:table-cell>
          <table:table-cell table:style-name="ce25" table:formula="oooc:=[.D105]*[.C105]" office:value-type="float" office:value="379">
            <text:p>379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16 x 3/4 (19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">
            <text:p>4,00</text:p>
          </table:table-cell>
          <table:table-cell table:style-name="ce25" table:formula="oooc:=[.D106]*[.C106]" office:value-type="float" office:value="400">
            <text:p>400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16 x 7/8 (2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17">
            <text:p>4,17</text:p>
          </table:table-cell>
          <table:table-cell table:style-name="ce25" table:formula="oooc:=[.D107]*[.C107]" office:value-type="float" office:value="417">
            <text:p>41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16 x 1 <text:s/>(2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67">
            <text:p>4,67</text:p>
          </table:table-cell>
          <table:table-cell table:style-name="ce25" table:formula="oooc:=[.D108]*[.C108]" office:value-type="float" office:value="467">
            <text:p>46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8 x 1/2 (13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04">
            <text:p>4,04</text:p>
          </table:table-cell>
          <table:table-cell table:style-name="ce25" table:formula="oooc:=[.D109]*[.C109]" office:value-type="float" office:value="404">
            <text:p>404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8 x 5/8 (16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3.97">
            <text:p>3,97</text:p>
          </table:table-cell>
          <table:table-cell table:style-name="ce25" table:formula="oooc:=[.D110]*[.C110]" office:value-type="float" office:value="397">
            <text:p>39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8 x 3/4 (19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03">
            <text:p>4,03</text:p>
          </table:table-cell>
          <table:table-cell table:style-name="ce25" table:formula="oooc:=[.D111]*[.C111]" office:value-type="float" office:value="403">
            <text:p>403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8 x 7/8 (2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38">
            <text:p>4,38</text:p>
          </table:table-cell>
          <table:table-cell table:style-name="ce25" table:formula="oooc:=[.D112]*[.C112]" office:value-type="float" office:value="438">
            <text:p>438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8 x 1 <text:s/>(25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6.23">
            <text:p>6,23</text:p>
          </table:table-cell>
          <table:table-cell table:style-name="ce25" table:formula="oooc:=[.D113]*[.C113]" office:value-type="float" office:value="623">
            <text:p>623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8 x 1 1/4 (32 мм)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5.57">
            <text:p>5,57</text:p>
          </table:table-cell>
          <table:table-cell table:style-name="ce25" table:formula="oooc:=[.D114]*[.C114]" office:value-type="float" office:value="557">
            <text:p>557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2 x 3/4 (19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8.78">
            <text:p>8,78</text:p>
          </table:table-cell>
          <table:table-cell table:style-name="ce25" table:formula="oooc:=[.D115]*[.C115]" office:value-type="float" office:value="439">
            <text:p>439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2 x 7/8 (22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2">
            <text:p>12,00</text:p>
          </table:table-cell>
          <table:table-cell table:style-name="ce25" table:formula="oooc:=[.D116]*[.C116]" office:value-type="float" office:value="600">
            <text:p>600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2 x 1 <text:s/>(25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9.72">
            <text:p>9,72</text:p>
          </table:table-cell>
          <table:table-cell table:style-name="ce25" table:formula="oooc:=[.D117]*[.C117]" office:value-type="float" office:value="486">
            <text:p>486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2 x 1 1/4 (32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1.28">
            <text:p>11,28</text:p>
          </table:table-cell>
          <table:table-cell table:style-name="ce25" table:formula="oooc:=[.D118]*[.C118]" office:value-type="float" office:value="564">
            <text:p>564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1/2 x 1 1/2 (38 мм)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2.95">
            <text:p>12,95</text:p>
          </table:table-cell>
          <table:table-cell table:style-name="ce25" table:formula="oooc:=[.D119]*[.C119]" office:value-type="float" office:value="647.5">
            <text:p>647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8 x 1 <text:s/>(25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20.58">
            <text:p>20,58</text:p>
          </table:table-cell>
          <table:table-cell table:style-name="ce25" table:formula="oooc:=[.D120]*[.C120]" office:value-type="float" office:value="514.5">
            <text:p>514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8 x 1 1/4 (32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0.1">
            <text:p>30,10</text:p>
          </table:table-cell>
          <table:table-cell table:style-name="ce25" table:formula="oooc:=[.D121]*[.C121]" office:value-type="float" office:value="752.5">
            <text:p>752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8 x 1 1/2 (38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21.13">
            <text:p>21,13</text:p>
          </table:table-cell>
          <table:table-cell table:style-name="ce26" table:formula="oooc:=[.D122]*[.C122]" office:value-type="float" office:value="528.25">
            <text:p>528,2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5/8 x 1 3/4 (45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23.28">
            <text:p>23,28</text:p>
          </table:table-cell>
          <table:table-cell table:style-name="ce26" table:formula="oooc:=[.D123]*[.C123]" office:value-type="float" office:value="582">
            <text:p>582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4 x 1 1/2 (38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3.74">
            <text:p>33,74</text:p>
          </table:table-cell>
          <table:table-cell table:style-name="ce26" table:formula="oooc:=[.D124]*[.C124]" office:value-type="float" office:value="843.5">
            <text:p>843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4 x 1 3/4 (45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7.78">
            <text:p>37,78</text:p>
          </table:table-cell>
          <table:table-cell table:style-name="ce26" table:formula="oooc:=[.D125]*[.C125]" office:value-type="float" office:value="944.5">
            <text:p>944,5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Болт с полной резьбой DIN 933 кл. пр. 8.8 UNC оцинк.</text:p>
          </table:table-cell>
          <table:table-cell table:style-name="ce12" office:value-type="string">
            <text:p>3/4 x 2 (51 мм)</text:p>
          </table:table-cell>
          <table:table-cell table:style-name="ce15" office:value-type="float" office:value="25">
            <text:p>25</text:p>
          </table:table-cell>
          <table:table-cell table:style-name="ce19" office:value-type="float" office:value="39.79">
            <text:p>39,79</text:p>
          </table:table-cell>
          <table:table-cell table:style-name="ce26" table:formula="oooc:=[.D126]*[.C126]" office:value-type="float" office:value="994.75">
            <text:p>994,75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/>
          <table:table-cell table:style-name="ce12"/>
          <table:table-cell table:style-name="ce15"/>
          <table:table-cell table:style-name="ce19"/>
          <table:table-cell table:style-name="ce26"/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1/4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2.9">
            <text:p>2,90</text:p>
          </table:table-cell>
          <table:table-cell table:style-name="ce26" table:formula="oooc:=[.D128]*[.C128]" office:value-type="float" office:value="290">
            <text:p>290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5/16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3.58">
            <text:p>3,58</text:p>
          </table:table-cell>
          <table:table-cell table:style-name="ce26" table:formula="oooc:=[.D129]*[.C129]" office:value-type="float" office:value="358">
            <text:p>358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3/8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4.42">
            <text:p>4,42</text:p>
          </table:table-cell>
          <table:table-cell table:style-name="ce26" table:formula="oooc:=[.D130]*[.C130]" office:value-type="float" office:value="442">
            <text:p>442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7/16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7.83">
            <text:p>7,83</text:p>
          </table:table-cell>
          <table:table-cell table:style-name="ce26" table:formula="oooc:=[.D131]*[.C131]" office:value-type="float" office:value="783">
            <text:p>783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1/2</text:p>
          </table:table-cell>
          <table:table-cell table:style-name="ce15" office:value-type="float" office:value="100">
            <text:p>100</text:p>
          </table:table-cell>
          <table:table-cell table:style-name="ce19" office:value-type="float" office:value="8.85">
            <text:p>8,85</text:p>
          </table:table-cell>
          <table:table-cell table:style-name="ce26" table:formula="oooc:=[.D132]*[.C132]" office:value-type="float" office:value="885">
            <text:p>885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5/8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16.92">
            <text:p>16,92</text:p>
          </table:table-cell>
          <table:table-cell table:style-name="ce26" table:formula="oooc:=[.D133]*[.C133]" office:value-type="float" office:value="846">
            <text:p>846,00</text:p>
          </table:table-cell>
          <table:table-cell/>
          <table:table-cell table:style-name="ce27"/>
          <table:table-cell table:number-columns-repeated="249"/>
        </table:table-row>
        <table:table-row table:style-name="ro3">
          <table:table-cell table:style-name="ce7" office:value-type="string">
            <text:p>Гайка шестигранная DIN 934 кл. пр. 8 UNC оцинк.</text:p>
          </table:table-cell>
          <table:table-cell table:style-name="ce13" office:value-type="string">
            <text:p>3/4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28.97">
            <text:p>28,97</text:p>
          </table:table-cell>
          <table:table-cell table:style-name="ce26" table:formula="oooc:=[.D134]*[.C134]" office:value-type="float" office:value="1448.5">
            <text:p>1448,50</text:p>
          </table:table-cell>
          <table:table-cell/>
          <table:table-cell table:style-name="ce27"/>
          <table:table-cell table:number-columns-repeated="249"/>
        </table:table-row>
        <table:table-row table:style-name="ro3" table:number-rows-repeated="654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'file:///D:/Documents%20and%20Settings/%D0%90%D0%B4%D0%BC%D0%B8%D0%BD%D0%B8%D1%81%D1%82%D1%80%D0%B0%D1%82%D0%BE%D1%80/%D0%A0%D0%B0%D0%B1%D0%BE%D1%87%D0%B8%D0%B9%20%D1%81%D1%82%D0%BE%D0%BB/%D0%A4%D0%BE%D1%80%D0%BC%D1%83%D0%BB%D0%B0%20%D1%80%D0%B0%D1%81%D1%87%D0%B5%D1%82%D0%B0%20%D0%98%D1%80%D1%8B.xls'#Лист1" table:style-name="ta2" table:print="false">
        <table:table-source xlink:href="../../../../../Documents%20and%20Settings/%D0%90%D0%B4%D0%BC%D0%B8%D0%BD%D0%B8%D1%81%D1%82%D1%80%D0%B0%D1%82%D0%BE%D1%80/%D0%A0%D0%B0%D0%B1%D0%BE%D1%87%D0%B8%D0%B9%20%D1%81%D1%82%D0%BE%D0%BB/%D0%A4%D0%BE%D1%80%D0%BC%D1%83%D0%BB%D0%B0%20%D1%80%D0%B0%D1%81%D1%87%D0%B5%D1%82%D0%B0%20%D0%98%D1%80%D1%8B.xls" table:table-name="Лист1" table:filter-name="MS Excel 4.0" table:mode="copy-results-only"/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" number:min-integer-digits="1" number:grouping="true"/>
    </number:number-style>
    <number:number-style style:name="N125P0" style:volatile="true">
      <number:text>Да</number:text>
    </number:number-style>
    <number:number-style style:name="N125P1" style:volatile="true">
      <number:text>Да</number:text>
    </number:number-style>
    <number:number-style style:name="N125">
      <number:text>Нет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Вкл</number:text>
    </number:number-style>
    <number:number-style style:name="N127P1" style:volatile="true">
      <number:text>Вкл</number:text>
    </number:number-style>
    <number:number-style style:name="N127">
      <number:text>Выкл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2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2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0">10.06.2008</text:date>, <text:time>11:12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юймовый_20_крепеж" style:display-name="PageStyle_Дюймовый крепеж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title>Трайв-Комплект оптовые поставки метизной продукции</dc:title>
    <meta:initial-creator>Alex</meta:initial-creator>
    <meta:creation-date>2006-05-31T16:09:23</meta:creation-date>
    <dc:date>2008-06-10T11:12:58</dc:date>
    <meta:print-date>2007-10-25T13:33:50</meta:print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2" meta:cell-count="634"/>
  </office:meta>
</office:document-meta>
</file>